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0" style:family="paragraph" style:parent-style-name="Table_20_Contents">
      <style:text-properties fo:font-size="10pt" officeooo:rsid="0026805b" officeooo:paragraph-rsid="0026805b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P10">Startup bonus</text:p>
            <text:p text:style-name="P10">memory commands</text:p>
            <text:p text:style-name="P10">memory manager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P10">Startup bonu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P10">User manual</text:p>
            <text:p text:style-name="P10">Programmer’s</text:p>
            <text:p text:style-name="P10">Manual update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P10">Alias bonus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23T08:20:06.844559338</dc:date>
    <meta:editing-duration>PT25M56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42" meta:word-count="92" meta:character-count="625" meta:non-whitespace-character-count="575"/>
  </office:meta>
</office:document-meta>
</file>